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49e3" officeooo:paragraph-rsid="001249e3"/>
    </style:style>
    <style:style style:name="P2" style:family="paragraph" style:parent-style-name="Standard">
      <style:text-properties officeooo:paragraph-rsid="001249e3"/>
    </style:style>
    <style:style style:name="P3" style:family="paragraph" style:parent-style-name="Standard">
      <style:text-properties officeooo:rsid="00128de2" officeooo:paragraph-rsid="00128de2"/>
    </style:style>
    <style:style style:name="T1" style:family="text">
      <style:text-properties officeooo:rsid="00124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6/11/2020</text:p>
      <text:p text:style-name="P3"/>
      <text:p text:style-name="P3">Començo la simulació amb Proteus i Tinkercad, i les primeres línies de programació de la versió 0.</text:p>
      <text:p text:style-name="P1"/>
      <text:p text:style-name="P1">17/11/2020</text:p>
      <text:p text:style-name="P1"/>
      <text:p text:style-name="P3">Implemento la versió 00</text:p>
      <text:p text:style-name="P1"/>
      <text:p text:style-name="P1">Després de fer el muntatge físic del G1, el funcionament dels motors no és òptim. Sembla no haver-hi prou potència. Descarto fer sortir els quatre pins d’activació dels motors d’un sol pin d’Arduino (9) mitjançant un pont, i els faig sortir per quatre pins diferents (2 a 5).</text:p>
      <text:p text:style-name="P1"/>
      <text:p text:style-name="P2"><text:span text:style-name="T1">Amb la connexió a la xarxa elèctrica li costa molt d’avançar i hi ha una roda (darrera esquerra) <text:s/>que no roda bé.</text:span></text:p>
      <text:p text:style-name="P2"/>
      <text:p text:style-name="P1">Amb la pila de 9V no és capaç ni de tan sols moure una sola roda.</text:p>
      <text:p text:style-name="P1"/>
      <text:p text:style-name="P1">Mesurem el consum d’un sol motor amb un amperímetr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7T14:09:27.058000000</meta:creation-date>
    <dc:date>2020-11-17T14:21:01.541000000</dc:date>
    <meta:editing-duration>PT11M35S</meta:editing-duration>
    <meta:editing-cycles>2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8" meta:word-count="118" meta:character-count="646" meta:non-whitespace-character-count="535"/>
  </office:meta>
</office:document-meta>
</file>